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Mono" svg:font-family="'PT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0.1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9.8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9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3.1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2.5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8.9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0.745cm"/>
    </style:style>
    <style:style style:name="pr1" style:family="presentation" style:parent-style-name="Default-title">
      <style:graphic-properties fo:min-height="15.35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1" style:family="paragraph">
      <style:paragraph-properties fo:text-align="end"/>
    </style:style>
    <style:style style:name="P2" style:family="paragraph">
      <style:paragraph-properties fo:text-align="start"/>
      <style:text-properties fo:color="#81c784" style:font-name="PT Sans Caption" fo:font-size="39pt" style:font-size-asian="39pt" style:font-size-complex="39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text-properties fo:color="#81c784" style:font-name="PT Sans Caption" fo:font-size="28pt" style:font-size-asian="28pt" style:font-size-complex="28pt"/>
    </style:style>
    <style:style style:name="P6" style:family="paragraph">
      <loext:graphic-properties draw:fill="none" draw:fill-color="#ffffff"/>
      <style:text-properties fo:color="#64b5f6" style:font-name="PT Mono" fo:font-size="14pt" style:font-size-asian="14pt" style:font-size-complex="14pt"/>
    </style:style>
    <style:style style:name="T1" style:family="text">
      <style:text-properties fo:color="#81c784" style:font-name="PT Sans Caption" fo:font-size="39pt" style:font-size-asian="39pt" style:font-size-complex="39pt"/>
    </style:style>
    <style:style style:name="T2" style:family="text">
      <style:text-properties fo:color="#81c784" style:font-name="PT Sans Caption" fo:font-size="20pt" style:font-size-asian="20pt" style:font-size-complex="20pt"/>
    </style:style>
    <style:style style:name="T3" style:family="text">
      <style:text-properties fo:color="#81c784" style:font-name="PT Sans Caption" fo:font-size="18pt" style:font-size-asian="18pt" style:font-size-complex="18pt"/>
    </style:style>
    <style:style style:name="T4" style:family="text">
      <style:text-properties fo:color="#64b5f6" style:font-name="PT Mono" fo:font-size="18pt" style:font-size-asian="18pt" style:font-size-complex="18pt"/>
    </style:style>
    <style:style style:name="T5" style:family="text">
      <style:text-properties fo:color="#81c784" style:font-name="PT Sans Caption" fo:font-size="28pt" style:font-size-asian="28pt" style:font-size-complex="28pt"/>
    </style:style>
    <style:style style:name="T6" style:family="text">
      <style:text-properties fo:color="#64b5f6" style:font-name="PT Mono" fo:font-size="14pt" style:font-size-asian="14pt" style:font-size-complex="14pt"/>
    </style:style>
    <style:style style:name="T7" style:family="text">
      <style:text-properties fo:color="#64b5f6" style:font-name="PT Sans" fo:font-size="20pt" style:font-size-asian="20pt" style:font-size-complex="20pt"/>
    </style:style>
    <style:style style:name="T8" style:family="text">
      <style:text-properties fo:color="#757575" style:font-name="PT Sans" fo:font-size="20pt" style:font-size-asian="20pt" style:font-size-complex="20pt"/>
    </style:style>
    <style:style style:name="T9" style:family="text">
      <style:text-properties fo:color="#ff8a65" style:font-name="PT Mono" fo:font-size="18pt" style:font-size-asian="18pt" style:font-size-complex="18pt"/>
    </style:style>
    <style:style style:name="T10" style:family="text">
      <style:text-properties fo:color="#757575" style:font-name="PT Sans" fo:font-size="15pt" style:font-size-asian="15pt" style:font-size-complex="15pt"/>
    </style:style>
    <style:style style:name="T11" style:family="text">
      <style:text-properties fo:color="#ff8a65" style:font-name="PT Sans" fo:font-size="20pt" style:font-size-asian="20pt" style:font-size-complex="20pt"/>
    </style:style>
    <style:style style:name="T12" style:family="text">
      <style:text-properties fo:color="#757575" style:font-name="PT Sans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ff8a65" style:font-name="PT Mono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757575" style:font-name="PT Sans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5.356cm" svg:x="1.4cm" svg:y="4.044cm" presentation:class="title" presentation:user-transformed="true">
          <draw:text-box>
            <text:p text:style-name="P1"><text:span text:style-name="T1">Android Training for Java Developers</text:span><text:span text:style-name="T1"><text:line-break/></text:span><text:span text:style-name="T2"><text:tab/></text:span><text:span text:style-name="T2">2. Android Application Components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3">DMYTRO DMYTRENKO</text:span><text:span text:style-name="T3"><text:line-break/></text:span><text:span text:style-name="T4"><text:a xlink:href="mailto:dmytrenko.d@gmail.com" xlink:type="simple">dmytrenko.d@gmail.com</text:a></text:span><text:span text:style-name="T4"><text:line-break/></text:span><text:span text:style-name="T4">https://github.com/ddmytrenk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Application</text:span></text:p>
          </draw:text-box>
        </draw:frame>
        <draw:frame draw:style-name="gr2" draw:text-style-name="P6" draw:layer="layout" svg:width="22.698cm" svg:height="7.441cm" svg:x="1.402cm" svg:y="3.202cm">
          <draw:text-box>
            <text:p><text:span text:style-name="T6"><text:a xlink:href="https://developer.android.com/reference/android/app/Application.html" xlink:type="simple">https://developer.android.com/reference/android/app/Application.html</text:a></text:span></text:p>
            <text:p><text:span text:style-name="T7"/></text:p>
            <text:p><text:span text:style-name="T8"/></text:p>
            <text:p><text:span text:style-name="T8">Base class for maintaining global application state. You can provide</text:span></text:p>
            <text:p><text:span text:style-name="T8">your own implementation by creating a subclass and specifying the </text:span></text:p>
            <text:p><text:span text:style-name="T8">fully-qualified name of this subclass as the </text:span><text:span text:style-name="T9">"android:name"</text:span><text:span text:style-name="T8"> attribute </text:span></text:p>
            <text:p><text:span text:style-name="T8">in your </text:span><text:span text:style-name="T9">AndroidManifest.xml</text:span><text:span text:style-name="T8">'s </text:span><text:span text:style-name="T9">&lt;application&gt;</text:span><text:span text:style-name="T8"> tag. The </text:span><text:span text:style-name="T9">Application</text:span><text:span text:style-name="T8"> </text:span></text:p>
            <text:p><text:span text:style-name="T8">class, or your subclass of the </text:span><text:span text:style-name="T9">Application</text:span><text:span text:style-name="T8"> class, is instantiated before </text:span></text:p>
            <text:p><text:span text:style-name="T8">any other class when the process for your application/package is create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Intent</text:span></text:p>
          </draw:text-box>
        </draw:frame>
        <draw:frame draw:style-name="gr3" draw:text-style-name="P6" draw:layer="layout" svg:width="23.146cm" svg:height="6.881cm" svg:x="1.402cm" svg:y="3.202cm">
          <draw:text-box>
            <text:p><text:span text:style-name="T6"><text:a xlink:href="https://developer.android.com/reference/android/content/Intent.html" xlink:type="simple">https://developer.android.com/reference/android/content/Intent.html</text:a></text:span></text:p>
            <text:p><text:span text:style-name="T6"/></text:p>
            <text:p><text:span text:style-name="T6"/></text:p>
            <text:p><text:span text:style-name="T8">The instance of the </text:span><text:span text:style-name="T9">Intent</text:span><text:span text:style-name="T8"> object represents the description/specification </text:span></text:p>
            <text:p><text:span text:style-name="T8">of the task you want Android system to perform.</text:span></text:p>
            <text:p><text:span text:style-name="T8"/></text:p>
            <text:p><text:span text:style-name="T8">Intents can be:</text:span></text:p>
            <text:p><text:span text:style-name="T8"><text:tab/></text:span><text:span text:style-name="T8">* implicit</text:span></text:p>
            <text:p><text:span text:style-name="T8"><text:tab/></text:span><text:span text:style-name="T8">* explicit </text:span><text:span text:style-name="T10">(direc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Activity</text:span></text:p>
          </draw:text-box>
        </draw:frame>
        <draw:frame draw:style-name="gr4" draw:text-style-name="P6" draw:layer="layout" svg:width="20.267cm" svg:height="5.781cm" svg:x="1.402cm" svg:y="3.202cm">
          <draw:text-box>
            <text:p><text:span text:style-name="T6"><text:a xlink:href="https://developer.android.com/reference/android/app/Activity.html" xlink:type="simple">https://developer.android.com/reference/android/app/Activity.html</text:a></text:span></text:p>
            <text:p><text:span text:style-name="T8"/></text:p>
            <text:p><text:span text:style-name="T8"/></text:p>
            <text:p><text:span text:style-name="T8">* activity is a single, focused thing that the user can do</text:span></text:p>
            <text:p><text:span text:style-name="T8">* </text:span><text:span text:style-name="T9">Activity</text:span><text:span text:style-name="T8"> class takes care of creating a window for you</text:span></text:p>
            <text:p><text:span text:style-name="T8">* activities are often presented to the user as full-screen windows</text:span></text:p>
            <text:p><text:span text:style-name="T8">* they can also be used in other ways: </text:span><text:span text:style-name="T11">floating</text:span><text:span text:style-name="T8"> or </text:span><text:span text:style-name="T11">embedd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BroadcastReceiver</text:span></text:p>
          </draw:text-box>
        </draw:frame>
        <draw:frame draw:style-name="gr5" draw:text-style-name="P6" draw:layer="layout" svg:width="23.616cm" svg:height="4.951cm" svg:x="1.402cm" svg:y="3.202cm">
          <draw:text-box>
            <text:p><text:span text:style-name="T6"><text:a xlink:href="https://developer.android.com/reference/android/content/BroadcastReceiver.html" xlink:type="simple">https://developer.android.com/reference/android/content/BroadcastReceiver.html</text:a></text:span></text:p>
            <text:p><text:span text:style-name="T8"/></text:p>
            <text:p><text:span text:style-name="T8"/></text:p>
            <text:p><text:span text:style-name="T8">A receiver can be registered to listen to system messages and intents. </text:span></text:p>
            <text:p><text:span text:style-name="T8">After that </text:span><text:span text:style-name="T9">BroadcastReceiver</text:span><text:span text:style-name="T8"> gets notified by the Android system if </text:span></text:p>
            <text:p><text:span text:style-name="T8">the specified event occur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ContentProvider</text:span></text:p>
          </draw:text-box>
        </draw:frame>
        <draw:frame draw:style-name="gr6" draw:text-style-name="P6" draw:layer="layout" svg:width="23.023cm" svg:height="5.781cm" svg:x="1.402cm" svg:y="3.202cm">
          <draw:text-box>
            <text:p><text:span text:style-name="T6"><text:a xlink:href="https://developer.android.com/reference/android/content/ContentProvider.html" xlink:type="simple">https://developer.android.com/reference/android/content/ContentProvider.html</text:a></text:span></text:p>
            <text:p><text:span text:style-name="T7"/></text:p>
            <text:p><text:span text:style-name="T7"/></text:p>
            <text:p><text:span text:style-name="T8">A provider defines a structured interface to application data. </text:span></text:p>
            <text:p><text:span text:style-name="T9">ContentProvider</text:span><text:span text:style-name="T8"> can be used for accessing data within one </text:span></text:p>
            <text:p><text:span text:style-name="T8">application, but can also be used to share data with other </text:span></text:p>
            <text:p><text:span text:style-name="T8">application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Service</text:span></text:p>
          </draw:text-box>
        </draw:frame>
        <draw:frame draw:style-name="gr7" draw:text-style-name="P6" draw:layer="layout" svg:width="21.343cm" svg:height="9.101cm" svg:x="1.402cm" svg:y="3.202cm">
          <draw:text-box>
            <text:p><text:span text:style-name="T6"><text:a xlink:href="https://developer.android.com/reference/android/app/Service.html" xlink:type="simple">https://developer.android.com/reference/android/app/Service.html</text:a></text:span></text:p>
            <text:p><text:span text:style-name="T7"/></text:p>
            <text:p><text:span text:style-name="T7"/></text:p>
            <text:p><text:span text:style-name="T9">Service</text:span><text:span text:style-name="T8"> performs tasks without providing an user interface. It can </text:span></text:p>
            <text:p><text:span text:style-name="T8">communicate with other Android components and send notifications </text:span></text:p>
            <text:p><text:span text:style-name="T8">to the user. <text:s/>As the </text:span><text:span text:style-name="T9">Service</text:span><text:span text:style-name="T8"> has no user interface, it is not bound to </text:span></text:p>
            <text:p><text:span text:style-name="T8">the lifecycle of an </text:span><text:span text:style-name="T9">Activity</text:span><text:span text:style-name="T8">.</text:span></text:p>
            <text:p><text:span text:style-name="T8"/></text:p>
            <text:p><text:span text:style-name="T8"/></text:p>
            <text:p><text:span text:style-name="T12">REMEMBER:</text:span></text:p>
            <text:p><text:span text:style-name="T13">Service</text:span><text:span text:style-name="T14"> runs on the main thread by defaul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6cm" presentation:class="title" presentation:user-transformed="true">
          <draw:text-box>
            <text:p text:style-name="P4"><text:span text:style-name="T5">IntentService</text:span></text:p>
          </draw:text-box>
        </draw:frame>
        <draw:frame draw:style-name="gr8" draw:text-style-name="P6" draw:layer="layout" svg:width="23.159cm" svg:height="7.441cm" svg:x="1.402cm" svg:y="3.202cm">
          <draw:text-box>
            <text:p><text:span text:style-name="T6">https://developer.android.com/reference/android/app/IntentService.html</text:span></text:p>
            <text:p><text:span text:style-name="T7"/></text:p>
            <text:p><text:span text:style-name="T7"/></text:p>
            <text:p><text:span text:style-name="T8">The </text:span><text:span text:style-name="T9">IntentService</text:span><text:span text:style-name="T8"> is used to perform a certain task in the background. </text:span></text:p>
            <text:p><text:span text:style-name="T8">Once done, the instance of </text:span><text:span text:style-name="T9">IntentService</text:span><text:span text:style-name="T8"> terminates itself automatically.</text:span></text:p>
            <text:p><text:span text:style-name="T8"/></text:p>
            <text:p><text:span text:style-name="T8"/></text:p>
            <text:p><text:span text:style-name="T12">REMEMBER:</text:span></text:p>
            <text:p><text:span text:style-name="T13">IntentService</text:span><text:span text:style-name="T14"> runs on the separate thread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Mono" svg:font-family="'PT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15:34:42.792323000</meta:creation-date>
    <dc:date>2017-03-30T19:46:22.431536000</dc:date>
    <meta:editing-duration>PT2H8M50S</meta:editing-duration>
    <meta:editing-cycles>7</meta:editing-cycles>
    <meta:generator>LibreOffice/5.3.0.3$MacOSX_X86_64 LibreOffice_project/7074905676c47b82bbcfbea1aeefc84afe1c50e1</meta:generator>
    <meta:document-statistic meta:object-count="52"/>
  </office:meta>
</office:document-meta>
</file>